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</office:font-face-decls>
  <office:automatic-styles>
    <style:style style:name="P1" style:family="paragraph" style:parent-style-name="Preformatted_20_Text" style:list-style-name=""/>
    <style:style style:name="P2" style:family="paragraph" style:parent-style-name="Preformatted_20_Text" style:list-style-name="">
      <style:text-properties style:font-name="Helvetica" fo:font-weight="bold" style:font-weight-asian="bold" style:font-weight-complex="bold"/>
    </style:style>
    <style:style style:name="P3" style:family="paragraph" style:parent-style-name="Preformatted_20_Text" style:list-style-name="">
      <style:text-properties style:font-name="Helvetica"/>
    </style:style>
    <style:style style:name="P4" style:family="paragraph" style:parent-style-name="Preformatted_20_Text" style:list-style-name="" style:master-page-name="Standard">
      <style:paragraph-properties style:page-number="auto"/>
      <style:text-properties style:font-name="Helvetica" fo:font-weight="bold" style:font-weight-asian="bold" style:font-weight-complex="bold"/>
    </style:style>
    <style:style style:name="T1" style:family="text">
      <style:text-properties style:font-name="Helvetic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unter Stabler</text:p>
      <text:p text:style-name="P2">Artist Statement</text:p>
      <text:p text:style-name="P1"/>
      <text:p text:style-name="P3">What is more soothing to me than these songs of mine?</text:p>
      <text:p text:style-name="P1"/>
      <text:p text:style-name="P3">Who shall his fame impair when thou art capable,</text:p>
      <text:p text:style-name="P3">As thou exceedest all things in thy silent mind?</text:p>
      <text:p text:style-name="P3">Unbounded knowledge makes a God as wrathful as himself.</text:p>
      <text:p text:style-name="P3">Thou hath smelteth surely dealteth</text:p>
      <text:p text:style-name="P3">unholy effervescent vespers of the swine</text:p>
      <text:p text:style-name="P1"/>
      <text:p text:style-name="P3">Redolent of sulfur twine</text:p>
      <text:p text:style-name="P3">round esters offside apothecary shelf</text:p>
      <text:p text:style-name="P3">tremors imbibe</text:p>
      <text:p text:style-name="P3">a crescent indigo swill</text:p>
      <text:p text:style-name="P1"/>
      <text:p text:style-name="P3">calming ghostly pipes</text:p>
      <text:p text:style-name="P3">monotrope amethyst sleep;</text:p>
      <text:p text:style-name="P3">orbs blink and soften</text:p>
      <text:p text:style-name="P3">esper's crystal eye.</text:p>
      <text:p text:style-name="P1"/>
      <text:p text:style-name="P3">A pauper's coffin</text:p>
      <text:p text:style-name="P3">from billowy vagueness shies.</text:p>
      <text:p text:style-name="P1"/>
      <text:p text:style-name="P3">Unravish'd bride of quietness,</text:p>
      <text:p text:style-name="P3">Thou foster-child of silence</text:p>
      <text:p text:style-name="P3">and slowly animated through clouds of divinorum</text:p>
      <text:p text:style-name="P3">and of morn float in voluptuous fleeces o'er the quartz clearness,</text:p>
      <text:p text:style-name="P3">to woo its own sad image into nearness;</text:p>
      <text:p text:style-name="P3">Death to light thee, or mourn the light of death to show thee,</text:p>
      <text:p text:style-name="P3">beryl fissure leaks like thin silver streaks across the sky,</text:p>
      <text:p text:style-name="P3">And I will tell thee what thou wouldst have been?</text:p>
      <text:p text:style-name="P1"/>
      <text:p text:style-name="P3">Nay, a blackest shape</text:p>
      <text:p text:style-name="P3">reconciled internally</text:p>
      <text:p text:style-name="P1"/>
      <text:p text:style-name="P1"><text:span text:style-name="T1">horselike tourmaline,</text:span></text:p>
      <text:p text:style-name="P3">knowing now each piece;</text:p>
      <text:p text:style-name="P1"/>
      <text:p text:style-name="P3">Not waiting until after to learn what it has to teach.</text:p>
      <text:p text:style-name="P1"/>
      <text:p text:style-name="P3">For what a height my spirit leaps, and prances,</text:p>
      <text:p text:style-name="P3">E'en then my soul with exultation dances</text:p>
      <text:p text:style-name="P3">for that finality from outside perspective glances.</text:p>
      <text:p text:style-name="P1"/>
      <text:p text:style-name="P3">Shut up senses, telesthesiastic gyres</text:p>
      <text:p text:style-name="P3">wait in the stillness.</text:p>
      <text:p text:style-name="P3">Finally from inside perspective smote</text:p>
      <text:p text:style-name="P3">reckoning prescient illness</text:p>
      <text:p text:style-name="P1"/>
      <text:p text:style-name="P3">a rattling that unhinged the mind from time.</text:p>
      <text:p text:style-name="P1"/>
      <text:p text:style-name="P3">What bezel lens through the bee-mouth sips;</text:p>
      <text:p text:style-name="P3">Ay, in those meads where sometimes secrets to the puzzle finds</text:p>
      <text:p text:style-name="P1"/>
      <text:p text:style-name="P3">endgame buzzer ringing tines</text:p>
      <text:p text:style-name="P1"/>
      <text:p text:style-name="P3">echoes in a compound eye.</text:p>
      <text:p text:style-name="P1"/>
      <text:p text:style-name="P1"/>
      <text:p text:style-name="P3">O let me taste that sweet sound once more,</text:p>
      <text:p text:style-name="P3">the thought after thought to nourish uphill gyroscopic spires</text:p>
      <text:p text:style-name="P3">trickle down from cathedral vaulting antipodal pole of the hivemind</text:p>
      <text:p text:style-name="P1"/>
      <text:p text:style-name="P3">involuntarily</text:p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, Arial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use-window-font-color="true" style:font-name="Arial" fo:font-size="14pt" fo:language="en" fo:country="US" style:font-size-asian="14pt" style:language-asian="zh" style:country-asian="CN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fo:hyphenation-ladder-count="no-limit"/>
      <style:text-properties style:use-window-font-color="true" style:font-name="Times New Roman" fo:language="en" fo:country="US" fo:font-style="italic" style:font-name-asian="Times New Roman" style:language-asian="zh" style:country-asian="CN" style:font-style-asian="italic" style:font-name-complex="Times New Roman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fo:hyphenation-ladder-count="no-limit"/>
      <style:text-properties style:use-window-font-color="true" style:font-name="Courier New" fo:font-size="10pt" fo:language="en" fo:country="US" style:font-name-asian="Courier New" style:font-size-asian="10pt" style:language-asian="zh" style:country-asian="CN" style:font-name-complex="Courier New" fo:hyphenate="false" fo:hyphenation-remain-char-count="2" fo:hyphenation-push-char-count="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47" meta:word-count="282" meta:character-count="1706"/>
    <dc:date>2018-10-19T08:13:23</dc:date>
    <dc:creator>Hunter Stabler</dc:creator>
    <meta:generator>OpenOffice/4.1.5$Unix OpenOffice.org_project/415m1$Build-9789</meta:generator>
  </office:meta>
</office:document-meta>
</file>